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49cm" fo:border-left="0.3pt solid #000000" fo:border-right="none" fo:border-top="0.3pt solid #000000" fo:border-bottom="0.3pt solid #000000" style:writing-mode="page"/>
    </style:style>
    <style:style style:name="Таблица1.B1" style:family="table-cell">
      <style:table-cell-properties fo:padding="0.049cm" fo:border="0.3pt solid #000000" style:writing-mode="page"/>
    </style:style>
    <style:style style:name="Таблица1.A2" style:family="table-cell">
      <style:table-cell-properties fo:padding="0.049cm" fo:border-left="0.3pt solid #000000" fo:border-right="none" fo:border-top="none" fo:border-bottom="0.3pt solid #000000" style:writing-mode="page"/>
    </style:style>
    <style:style style:name="Таблица1.B2" style:family="table-cell">
      <style:table-cell-properties fo:padding="0.049cm" fo:border-left="0.3pt solid #000000" fo:border-right="0.3pt solid #000000" fo:border-top="none" fo:border-bottom="0.3pt solid #000000" style:writing-mode="page"/>
    </style:style>
    <style:style style:name="P1" style:family="paragraph" style:parent-style-name="Standard">
      <style:paragraph-properties fo:line-height="0.499cm"/>
      <style:text-properties style:font-name="Liberation Mono" fo:font-size="12pt" fo:font-weight="normal" officeooo:rsid="000a2c2d" officeooo:paragraph-rsid="001f5fee" style:font-size-asian="12pt" style:font-size-complex="12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color="#000000" style:font-name="Liberation Mono" fo:language="ru" fo:country="RU" officeooo:paragraph-rsid="001f5fee" style:font-name-asian="Times New Roman1" style:language-asian="ru" style:country-asian="RU" style:font-name-complex="Times New Roman1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1f5fee" style:text-blinking="false" fo:background-color="transparent"/>
    </style:style>
    <style:style style:name="P4" style:family="paragraph" style:parent-style-name="Text_20_body">
      <loext:graphic-properties draw:fill="none" draw:fill-color="#ffffff"/>
      <style:paragraph-properties fo:margin-top="0cm" fo:margin-bottom="0cm" loext:contextual-spacing="false" fo:line-height="100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4pt" fo:font-style="normal" style:text-underline-style="none" fo:font-weight="bold" officeooo:paragraph-rsid="001f5fee" style:text-blinking="false" fo:background-color="transparent" style:font-size-asian="14pt" style:font-size-complex="14pt"/>
    </style:style>
    <style:style style:name="P5" style:family="paragraph" style:parent-style-name="Text_20_body">
      <loext:graphic-properties draw:fill="none" draw:fill-color="#ffffff"/>
      <style:paragraph-properties fo:margin-top="0cm" fo:margin-bottom="0cm" loext:contextual-spacing="false" fo:line-height="0.499cm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4pt" fo:language="ru" fo:country="RU" fo:font-style="normal" style:text-underline-style="none" fo:font-weight="bold" officeooo:rsid="002688e4" officeooo:paragraph-rsid="002688e4" style:text-blinking="false" fo:background-color="transparent" style:font-name-asian="Times New Roman1" style:font-size-asian="12.25pt" style:language-asian="ru" style:country-asian="RU" style:font-name-complex="Times New Roman1" style:font-size-complex="14pt"/>
    </style:style>
    <style:style style:name="P6" style:family="paragraph" style:parent-style-name="Text_20_body">
      <loext:graphic-properties draw:fill="none" draw:fill-color="#ffffff"/>
      <style:paragraph-properties fo:margin-top="0cm" fo:margin-bottom="0cm" loext:contextual-spacing="false" fo:line-height="0.499cm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4pt" fo:language="ru" fo:country="RU" fo:font-style="normal" style:text-underline-style="none" fo:font-weight="bold" officeooo:rsid="0027f3f0" officeooo:paragraph-rsid="0027f3f0" style:text-blinking="false" fo:background-color="transparent" style:font-name-asian="Times New Roman1" style:font-size-asian="12.25pt" style:language-asian="ru" style:country-asian="RU" style:font-name-complex="Times New Roman1" style:font-size-complex="14pt"/>
    </style:style>
    <style:style style:name="P7" style:family="paragraph" style:parent-style-name="Text_20_body">
      <loext:graphic-properties draw:fill="none" draw:fill-color="#ffffff"/>
      <style:paragraph-properties fo:margin-top="0cm" fo:margin-bottom="0cm" loext:contextual-spacing="false" fo:line-height="0.499cm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4pt" fo:language="ru" fo:country="RU" fo:font-style="normal" style:text-underline-style="none" fo:font-weight="normal" officeooo:rsid="000da662" officeooo:paragraph-rsid="0029606a" style:text-blinking="false" fo:background-color="transparent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8" style:family="paragraph" style:parent-style-name="Text_20_body">
      <loext:graphic-properties draw:fill="none" draw:fill-color="#ffffff"/>
      <style:paragraph-properties fo:margin-top="0cm" fo:margin-bottom="0cm" loext:contextual-spacing="false" fo:line-height="0.499cm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4pt" fo:language="ru" fo:country="RU" fo:font-style="normal" style:text-underline-style="none" fo:font-weight="normal" officeooo:rsid="0029606a" officeooo:paragraph-rsid="0029606a" style:text-blinking="false" fo:background-color="transparent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9" style:family="paragraph" style:parent-style-name="Text_20_body">
      <loext:graphic-properties draw:fill="none" draw:fill-color="#ffffff"/>
      <style:paragraph-properties fo:margin-top="0cm" fo:margin-bottom="0cm" loext:contextual-spacing="false" fo:line-height="0.499cm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0pt" fo:language="ru" fo:country="RU" fo:font-style="normal" style:text-underline-style="none" fo:font-weight="normal" officeooo:rsid="002688e4" officeooo:paragraph-rsid="002688e4" style:text-blinking="false" fo:background-color="transparent" style:font-name-asian="Times New Roman1" style:font-size-asian="10pt" style:language-asian="ru" style:country-asian="RU" style:font-weight-asian="normal" style:font-name-complex="Times New Roman1" style:font-size-complex="10pt" style:font-weight-complex="normal"/>
    </style:style>
    <style:style style:name="P10" style:family="paragraph" style:parent-style-name="Text_20_body">
      <loext:graphic-properties draw:fill="none" draw:fill-color="#ffffff"/>
      <style:paragraph-properties fo:margin-top="0cm" fo:margin-bottom="0cm" loext:contextual-spacing="false" fo:line-height="0.499cm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0pt" fo:language="ru" fo:country="RU" fo:font-style="normal" style:text-underline-style="none" fo:font-weight="normal" officeooo:rsid="002688e4" officeooo:paragraph-rsid="002688e4" style:text-blinking="false" fo:background-color="transparent" style:font-name-asian="Times New Roman1" style:font-size-asian="8.75pt" style:language-asian="ru" style:country-asian="RU" style:font-weight-asian="normal" style:font-name-complex="Times New Roman1" style:font-size-complex="10pt" style:font-weight-complex="normal"/>
    </style:style>
    <style:style style:name="P11" style:family="paragraph" style:parent-style-name="Text_20_body">
      <loext:graphic-properties draw:fill="none" draw:fill-color="#ffffff"/>
      <style:paragraph-properties fo:margin-top="0cm" fo:margin-bottom="0cm" loext:contextual-spacing="false" fo:line-height="0.499cm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0pt" fo:language="ru" fo:country="RU" fo:font-style="normal" style:text-underline-style="none" fo:font-weight="normal" officeooo:rsid="0027f3f0" officeooo:paragraph-rsid="0027f3f0" style:text-blinking="false" fo:background-color="transparent" style:font-name-asian="Times New Roman1" style:font-size-asian="8.75pt" style:language-asian="ru" style:country-asian="RU" style:font-weight-asian="normal" style:font-name-complex="Times New Roman1" style:font-size-complex="10pt" style:font-weight-complex="normal"/>
    </style:style>
    <style:style style:name="P12" style:family="paragraph" style:parent-style-name="Text_20_body">
      <loext:graphic-properties draw:fill="none" draw:fill-color="#ffffff"/>
      <style:paragraph-properties fo:margin-top="0cm" fo:margin-bottom="0cm" loext:contextual-spacing="false" fo:line-height="0.499cm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2pt" fo:language="ru" fo:country="RU" fo:font-style="normal" style:text-underline-style="none" fo:font-weight="normal" officeooo:rsid="002688e4" officeooo:paragraph-rsid="002688e4" style:text-blinking="false" fo:background-color="transparent" style:font-name-asian="Times New Roman1" style:font-size-asian="10.5pt" style:language-asian="ru" style:country-asian="RU" style:font-weight-asian="normal" style:font-name-complex="Times New Roman1" style:font-size-complex="12pt" style:font-weight-complex="normal"/>
    </style:style>
    <style:style style:name="P13" style:family="paragraph" style:parent-style-name="Text_20_body">
      <loext:graphic-properties draw:fill="none" draw:fill-color="#ffffff"/>
      <style:paragraph-properties fo:margin-top="0cm" fo:margin-bottom="0cm" loext:contextual-spacing="false" fo:line-height="100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6pt" fo:language="ru" fo:country="RU" fo:font-style="normal" style:text-underline-style="none" fo:font-weight="bold" officeooo:rsid="000d8c80" officeooo:paragraph-rsid="002071af" style:text-blinking="false" fo:background-color="transparent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14" style:family="paragraph" style:parent-style-name="Text_20_body">
      <loext:graphic-properties draw:fill="none" draw:fill-color="#ffffff"/>
      <style:paragraph-properties fo:margin-top="0cm" fo:margin-bottom="0cm" loext:contextual-spacing="false" fo:line-height="0.499cm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6pt" fo:language="ru" fo:country="RU" fo:font-style="normal" style:text-underline-style="none" fo:font-weight="bold" officeooo:rsid="000832d9" officeooo:paragraph-rsid="002688e4" style:text-blinking="false" fo:background-color="transparent" style:font-name-asian="Times New Roman1" style:font-size-asian="16pt" style:language-asian="ru" style:country-asian="RU" style:font-name-complex="Times New Roman1" style:font-size-complex="16pt"/>
    </style:style>
    <style:style style:name="P15" style:family="paragraph" style:parent-style-name="Text_20_body">
      <loext:graphic-properties draw:fill="none" draw:fill-color="#ffffff"/>
      <style:paragraph-properties fo:margin-top="0cm" fo:margin-bottom="0cm" loext:contextual-spacing="false" fo:line-height="0.499cm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6pt" fo:language="ru" fo:country="RU" fo:font-style="normal" style:text-underline-style="none" fo:font-weight="bold" officeooo:rsid="0028bce4" officeooo:paragraph-rsid="0028bce4" style:text-blinking="false" fo:background-color="transparent" style:font-name-asian="Times New Roman1" style:font-size-asian="14pt" style:language-asian="ru" style:country-asian="RU" style:font-weight-asian="bold" style:font-name-complex="Times New Roman1" style:font-size-complex="16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Liberation Mono" fo:font-size="14pt" officeooo:rsid="002071af" officeooo:paragraph-rsid="002071af" style:font-name-asian="Times New Roman1" style:font-size-asian="14pt" style:font-name-complex="Times New Roman1" style:font-size-complex="14pt"/>
    </style:style>
    <style:style style:name="P17" style:family="paragraph" style:parent-style-name="Table_20_Contents">
      <style:paragraph-properties fo:text-align="justify" style:justify-single-word="false"/>
      <style:text-properties style:font-name="Liberation Mono" fo:font-size="14pt" officeooo:rsid="002071af" officeooo:paragraph-rsid="0022204a" style:font-name-asian="Times New Roman1" style:font-size-asian="14pt" style:font-name-complex="Times New Roman1" style:font-size-complex="14pt"/>
    </style:style>
    <style:style style:name="P18" style:family="paragraph" style:parent-style-name="Table_20_Contents">
      <style:paragraph-properties fo:text-align="justify" style:justify-single-word="false"/>
      <style:text-properties style:font-name="Liberation Mono" fo:font-size="14pt" officeooo:rsid="002071af" officeooo:paragraph-rsid="0022e750" style:font-name-asian="Times New Roman1" style:font-size-asian="14pt" style:font-name-complex="Times New Roman1" style:font-size-complex="14pt"/>
    </style:style>
    <style:style style:name="P19" style:family="paragraph" style:parent-style-name="Table_20_Contents">
      <style:paragraph-properties fo:text-align="justify" style:justify-single-word="false"/>
      <style:text-properties style:font-name="Liberation Mono" fo:font-size="14pt" officeooo:rsid="0022204a" officeooo:paragraph-rsid="0022204a" style:font-name-asian="Times New Roman1" style:font-size-asian="14pt" style:font-name-complex="Times New Roman1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style:font-name="Liberation Mono" fo:font-size="14pt" officeooo:rsid="0022204a" officeooo:paragraph-rsid="0022e750" style:font-name-asian="Times New Roman1" style:font-size-asian="14pt" style:font-name-complex="Times New Roman1" style:font-size-complex="14pt"/>
    </style:style>
    <style:style style:name="P21" style:family="paragraph" style:parent-style-name="Table_20_Contents">
      <style:paragraph-properties fo:text-align="justify" style:justify-single-word="false"/>
      <style:text-properties style:font-name="Liberation Mono" fo:font-size="14pt" officeooo:rsid="0022e750" officeooo:paragraph-rsid="0022e750" style:font-name-asian="Times New Roman1" style:font-size-asian="14pt" style:font-name-complex="Times New Roman1" style:font-size-complex="14pt"/>
    </style:style>
    <style:style style:name="P22" style:family="paragraph" style:parent-style-name="Table_20_Contents">
      <style:paragraph-properties fo:text-align="justify" style:justify-single-word="false"/>
      <style:text-properties style:font-name="Liberation Mono" fo:font-size="14pt" officeooo:rsid="00244f74" officeooo:paragraph-rsid="00244f74" style:font-name-asian="Times New Roman1" style:font-size-asian="14pt" style:font-name-complex="Times New Roman1" style:font-size-complex="14pt"/>
    </style:style>
    <style:style style:name="P23" style:family="paragraph" style:parent-style-name="Text_20_body">
      <style:text-properties fo:font-weight="normal" officeooo:paragraph-rsid="001f5fee"/>
    </style:style>
    <style:style style:name="P24" style:family="paragraph" style:parent-style-name="Text_20_body">
      <style:text-properties officeooo:paragraph-rsid="001f5fee"/>
    </style:style>
    <style:style style:name="P25" style:family="paragraph" style:parent-style-name="Text_20_body">
      <style:paragraph-properties fo:line-height="0.499cm"/>
      <style:text-properties fo:color="#000000" style:font-name="Liberation Mono" fo:font-size="12pt" fo:language="ru" fo:country="RU" officeooo:rsid="000d8c80" officeooo:paragraph-rsid="002071af" style:font-name-asian="Times New Roman1" style:font-size-asian="12pt" style:language-asian="ru" style:country-asian="RU" style:font-name-complex="Times New Roman1" style:font-size-complex="12pt"/>
    </style:style>
    <style:style style:name="P26" style:family="paragraph" style:parent-style-name="Text_20_body">
      <style:text-properties style:font-name="Liberation Mono" officeooo:paragraph-rsid="001f5fee"/>
    </style:style>
    <style:style style:name="P27" style:family="paragraph" style:parent-style-name="Text_20_body">
      <style:paragraph-properties fo:line-height="0.499cm"/>
      <style:text-properties style:font-name="Liberation Mono" fo:font-size="12pt" fo:font-weight="normal" officeooo:rsid="000a2c2d" officeooo:paragraph-rsid="001f5fee" style:font-size-asian="12pt" style:font-size-complex="12pt"/>
    </style:style>
    <style:style style:name="P28" style:family="paragraph" style:parent-style-name="Text_20_body">
      <style:paragraph-properties fo:line-height="0.499cm"/>
      <style:text-properties style:font-name="Liberation Mono" fo:font-size="12pt" officeooo:paragraph-rsid="001f5fee" style:font-size-asian="12pt" style:font-size-complex="12pt"/>
    </style:style>
    <style:style style:name="P29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paragraph-rsid="001f5fee" style:text-blinking="false" fo:background-color="#ffffff"/>
    </style:style>
    <style:style style:name="P30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1f5fee" style:text-blinking="false" fo:background-color="#ffffff"/>
    </style:style>
    <style:style style:name="P31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bold" officeooo:paragraph-rsid="001f5fee" style:text-blinking="false" fo:background-color="#ffffff"/>
    </style:style>
    <style:style style:name="P32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normal" officeooo:paragraph-rsid="001f5fee" style:text-blinking="false" fo:background-color="#ffffff"/>
    </style:style>
    <style:style style:name="P33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text-underline-style="none" officeooo:paragraph-rsid="001f5fee" style:text-blinking="false" fo:background-color="#ffffff"/>
    </style:style>
    <style:style style:name="P34" style:family="paragraph" style:parent-style-name="Text_20_body">
      <style:paragraph-properties fo:margin-left="0cm" fo:margin-right="0cm" fo:margin-top="0cm" fo:margin-bottom="0.212cm" loext:contextual-spacing="false" fo:line-height="120%" fo:text-align="end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text-underline-style="none" officeooo:paragraph-rsid="001f5fee" style:text-blinking="false" fo:background-color="#ffffff"/>
    </style:style>
    <style:style style:name="P35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text-underline-style="none" officeooo:paragraph-rsid="001f5fee" style:text-blinking="false" fo:background-color="transparent"/>
    </style:style>
    <style:style style:name="P36" style:family="paragraph" style:parent-style-name="Text_20_body">
      <style:paragraph-properties fo:margin-left="8.749cm" fo:margin-right="0cm" fo:margin-top="0cm" fo:margin-bottom="0.212cm" loext:contextual-spacing="false" fo:line-height="120%" fo:text-indent="0.1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1f5fee" style:text-blinking="false" fo:background-color="#ffffff"/>
    </style:style>
    <style:style style:name="P37" style:family="paragraph" style:parent-style-name="Text_20_body">
      <style:paragraph-properties fo:margin-left="8.749cm" fo:margin-right="0cm" fo:margin-top="0cm" fo:margin-bottom="0.212cm" loext:contextual-spacing="false" fo:line-height="120%" fo:text-indent="0.141cm" style:auto-text-indent="false" style:writing-mode="lr-tb"/>
      <style:text-properties officeooo:paragraph-rsid="001f5fee"/>
    </style:style>
    <style:style style:name="P38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4pt" fo:font-style="normal" style:text-underline-style="none" fo:font-weight="bold" officeooo:paragraph-rsid="001f5fee" style:text-blinking="false" fo:background-color="transparent"/>
    </style:style>
    <style:style style:name="P39" style:family="paragraph" style:parent-style-name="Text_20_body">
      <loext:graphic-properties draw:fill="none" draw:fill-color="#ffffff"/>
      <style:paragraph-properties fo:margin-top="0cm" fo:margin-bottom="0cm" loext:contextual-spacing="false" fo:line-height="100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Mono" fo:font-size="16pt" fo:language="ru" fo:country="RU" fo:font-style="normal" style:text-underline-style="none" fo:font-weight="bold" officeooo:rsid="00186829" officeooo:paragraph-rsid="002071af" style:text-blinking="false" fo:background-color="transparent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fo:color="#000000" style:font-name="Liberation Mono" fo:language="ru" fo:country="RU" officeooo:paragraph-rsid="001f5fee" style:font-name-asian="Times New Roman1" style:language-asian="ru" style:country-asian="RU" style:font-name-complex="Times New Roman1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fo:color="#000000" style:font-name="Calibri" fo:language="ru" fo:country="RU" officeooo:paragraph-rsid="002bf022" style:font-name-asian="Times New Roman1" style:language-asian="ru" style:country-asian="RU" style:font-name-complex="Times New Roman1"/>
    </style:style>
    <style:style style:name="T1" style:family="text">
      <style:text-properties officeooo:rsid="000ce426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ce426" style:text-blinking="false" fo:background-color="#ffffff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f5fee" style:text-blinking="false" fo:background-color="#ffffff" loext:char-shading-value="0"/>
    </style:style>
    <style:style style:name="T5" style:family="text">
      <style:text-properties officeooo:rsid="001f5fee"/>
    </style:style>
    <style:style style:name="T6" style:family="text">
      <style:text-properties fo:language="en" fo:country="US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weight="normal"/>
    </style:style>
    <style:style style:name="T9" style:family="text">
      <style:text-properties fo:font-weight="normal" officeooo:rsid="000a2c2d"/>
    </style:style>
    <style:style style:name="T10" style:family="text">
      <style:text-properties fo:font-weight="normal" officeooo:rsid="000b4cce"/>
    </style:style>
    <style:style style:name="T11" style:family="text">
      <style:text-properties fo:font-weight="normal" officeooo:rsid="000fb878"/>
    </style:style>
    <style:style style:name="T12" style:family="text">
      <style:text-properties fo:font-weight="normal" officeooo:rsid="00186829"/>
    </style:style>
    <style:style style:name="T13" style:family="text">
      <style:text-properties officeooo:rsid="001576a4"/>
    </style:style>
    <style:style style:name="T14" style:family="text">
      <style:text-properties officeooo:rsid="000fb878"/>
    </style:style>
    <style:style style:name="T15" style:family="text">
      <style:text-properties officeooo:rsid="0022204a"/>
    </style:style>
    <style:style style:name="T16" style:family="text">
      <style:text-properties officeooo:rsid="0022e750"/>
    </style:style>
    <style:style style:name="T17" style:family="text">
      <style:text-properties officeooo:rsid="0009df3e"/>
    </style:style>
    <style:style style:name="T18" style:family="text">
      <style:text-properties officeooo:rsid="002960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осковский авиационный институт</text:p>
      <text:p text:style-name="P29">(Национальный исследовательский университет)</text:p>
      <text:p text:style-name="P24"/>
      <text:p text:style-name="P3">Институт: «Информационные технологии и прикладная математика»</text:p>
      <text:p text:style-name="P3">Дисциплина: «<text:span text:style-name="T1">Операционные системы</text:span>»</text:p>
      <text:p text:style-name="P33"> </text:p>
      <text:p text:style-name="P33"> </text:p>
      <text:p text:style-name="P33"> </text:p>
      <text:p text:style-name="P33"> </text:p>
      <text:p text:style-name="P31">Лабораторная работа № <text:span text:style-name="T1">2</text:span></text:p>
      <text:p text:style-name="P32">Тема: Управление процессами в ОС</text:p>
      <text:p text:style-name="P24"/>
      <text:p text:style-name="P35"/>
      <text:p text:style-name="P35"/>
      <text:p text:style-name="P33"> </text:p>
      <text:p text:style-name="P37"><text:span text:style-name="T2">Студент: </text:span><text:span text:style-name="T4">Ильиных Вадим Максимович</text:span></text:p>
      <text:p text:style-name="P36">Группа: 80-201</text:p>
      <text:p text:style-name="P37"><text:span text:style-name="T2">Преподаватель: </text:span><text:span text:style-name="T3">Миронов</text:span><text:span text:style-name="T2"> </text:span><text:span text:style-name="T3">Е</text:span><text:span text:style-name="T2">.</text:span><text:span text:style-name="T3">С</text:span><text:span text:style-name="T2">.</text:span></text:p>
      <text:p text:style-name="P36">Дата:</text:p>
      <text:p text:style-name="P36">Оценка:</text:p>
      <text:p text:style-name="P23"><text:line-break/></text:p>
      <text:p text:style-name="P34"> </text:p>
      <text:p text:style-name="P23"/>
      <text:p text:style-name="P23"><text:line-break/><text:line-break/></text:p>
      <text:p text:style-name="P23"/>
      <text:p text:style-name="P30">Москва, 202<text:span text:style-name="T5">1</text:span></text:p>
      <text:p text:style-name="P30"/>
      <text:p text:style-name="P38"><text:soft-page-break/><text:span text:style-name="T7">Постановка</text:span> задачи</text:p>
      <text:p text:style-name="P26"/>
      <text:p text:style-name="P2">Родительский процесс создает два дочерних процесса. Первой строкой пользователь в консоль родительского процесса вводит имя файла, которое будет использовано для открытия <text:span text:style-name="T6">File</text:span> с таким именем на запись для <text:span text:style-name="T6">child1</text:span>. Аналогично для второй строки и процесса <text:span text:style-name="T6">child2.</text:span> Родительский и дочерний процесс должны быть представлены разными программами.<text:span text:style-name="T6"> </text:span></text:p>
      <text:p text:style-name="P2">Родительский процесс принимает от пользователя строки произвольной длины и пересылает их в <text:span text:style-name="T6">pipe1 </text:span>или в <text:span text:style-name="T6">pipe2 </text:span>в зависимости от правила фильтрации<text:span text:style-name="T6">. </text:span>Процесс <text:span text:style-name="T6">child1 </text:span>и <text:span text:style-name="T6">child2 </text:span>производят работу над строками. Процессы<text:span text:style-name="T6"> п</text:span>ишут результаты своей работы в стандартный вывод.</text:p>
      <text:p text:style-name="P2"/>
      <text:p text:style-name="P41">Вариант 17</text:p>
      <text:p text:style-name="P41">Правило фильтрации: строки длины больше 10 символов отправляются в <text:span text:style-name="T6">pipe</text:span>2, иначе в <text:span text:style-name="T6">pipe1. </text:span>Дочерние процессы удаляют все гласные из строк.</text:p>
      <text:p text:style-name="P2"/>
      <text:p text:style-name="P4">Описание программы</text:p>
      <text:p text:style-name="P1">Были использованы такие функции как :</text:p>
      <text:p text:style-name="P27">fork()<text:tab/><text:tab/>- для в<text:span text:style-name="T13">ы</text:span>зова дочернего процесса</text:p>
      <text:p text:style-name="P28"><text:span text:style-name="T9">execv()<text:tab/>- для </text:span><text:span text:style-name="T10">вызова сторонней программы в дочернем процессе</text:span></text:p>
      <text:p text:style-name="P28"><text:span text:style-name="T9">pipe() <text:tab/><text:tab/></text:span><text:span text:style-name="T10">- для передачи данных</text:span></text:p>
      <text:p text:style-name="P25"><text:span text:style-name="T10">Д</text:span><text:span text:style-name="T8">ля начала был</text:span><text:span text:style-name="T12">о</text:span><text:span text:style-name="T8"> объявлен</text:span><text:span text:style-name="T12">о два</text:span><text:span text:style-name="T8"> pipe для передачи результата вычисления дочерней функци</text:span><text:span text:style-name="T11">ей</text:span><text:span text:style-name="T8">. </text:span><text:span text:style-name="T12">Дальше мы вводим имена двух файлов. Затем создаем первый дочерний процесс child1, после него сразу второй. В родительском процессе принимаем любое количество строк. Их ввод заканчивается комбинацией клавиш ctrl-D. После этого происходит проверка каждой строки и в зависимости от её длины происходит перенаправление в первый или второй дочерние процессы. После обработки строк, результат выводится в файлы, заданные в самом начале.</text:span></text:p>
      <text:p text:style-name="P39">Набор тестов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<text:s/>Входные данные</text:p>
          </table:table-cell>
          <table:table-cell table:style-name="Таблица1.B1" office:value-type="string">
            <text:p text:style-name="P16"><text:s/>Результат</text:p>
          </table:table-cell>
        </table:table-row>
        <table:table-row>
          <table:table-cell table:style-name="Таблица1.A2" office:value-type="string">
            <text:p text:style-name="P16">file1 file2</text:p>
            <text:p text:style-name="P16">qwe</text:p>
            <text:p text:style-name="P16">werewtt</text:p>
            <text:p text:style-name="P16">wetc</text:p>
            <text:p text:style-name="P16">rtcgor</text:p>
            <text:p text:style-name="P16">qwerttyuioa</text:p>
            <text:p text:style-name="P16">ctrl-D</text:p>
          </table:table-cell>
          <table:table-cell table:style-name="Таблица1.B2" office:value-type="string">
            <text:p text:style-name="P16">cat file1</text:p>
            <text:p text:style-name="P16">qw</text:p>
            <text:p text:style-name="P16">wrwtt</text:p>
            <text:p text:style-name="P16">wtc</text:p>
            <text:p text:style-name="P16">rtcgr</text:p>
            <text:p text:style-name="P16">cat file2</text:p>
            <text:p text:style-name="P16">qwrtt</text:p>
          </table:table-cell>
        </table:table-row>
        <table:table-row>
          <table:table-cell table:style-name="Таблица1.A2" office:value-type="string">
            <text:p text:style-name="P17">file<text:span text:style-name="T15">3</text:span> file<text:span text:style-name="T15">4</text:span></text:p>
            <text:p text:style-name="P19">uio</text:p>
            <text:p text:style-name="P19">ulipok</text:p>
            <text:p text:style-name="P17"/>
            <text:p text:style-name="P17">rtcg<text:span text:style-name="T15">y</text:span></text:p>
            <text:p text:style-name="P19"><text:soft-page-break/>mnjo</text:p>
            <text:p text:style-name="P17">ctrl-D</text:p>
          </table:table-cell>
          <table:table-cell table:style-name="Таблица1.B2" office:value-type="string">
            <text:p text:style-name="P21">cat file3</text:p>
            <text:p text:style-name="P21"/>
            <text:p text:style-name="P21">lpk</text:p>
            <text:p text:style-name="P21"/>
            <text:p text:style-name="P21">rtcg</text:p>
            <text:p text:style-name="P21"><text:soft-page-break/>mnj</text:p>
            <text:p text:style-name="P21">cat file4</text:p>
          </table:table-cell>
        </table:table-row>
        <table:table-row>
          <table:table-cell table:style-name="Таблица1.A2" office:value-type="string">
            <text:p text:style-name="P18">file<text:span text:style-name="T16">5</text:span> file<text:span text:style-name="T16">6</text:span></text:p>
            <text:p text:style-name="P20">uio<text:span text:style-name="T16">1fe0irkcg0</text:span></text:p>
            <text:p text:style-name="P20">ulipok<text:span text:style-name="T16">regcmoier</text:span></text:p>
            <text:p text:style-name="P21">rewfkocwrkgfoier</text:p>
            <text:p text:style-name="P18">rtcg<text:span text:style-name="T15">y</text:span><text:span text:style-name="T16">errcg</text:span></text:p>
            <text:p text:style-name="P20">mnjo<text:span text:style-name="T16">ermo</text:span></text:p>
            <text:p text:style-name="P18">ctrl-D</text:p>
          </table:table-cell>
          <table:table-cell table:style-name="Таблица1.B2" office:value-type="string">
            <text:p text:style-name="P22">cat file5</text:p>
            <text:p text:style-name="P22">mnjrm</text:p>
            <text:p text:style-name="P22">cat file6</text:p>
            <text:p text:style-name="P22">1f0rkcg0</text:p>
            <text:p text:style-name="P22">lpkrgcmr</text:p>
            <text:p text:style-name="P22">rwfkcwrkgfr</text:p>
            <text:p text:style-name="P22">rtcgrrcg</text:p>
          </table:table-cell>
        </table:table-row>
      </table:table>
      <text:p text:style-name="P13"/>
      <text:p text:style-name="P14">Листинг программы</text:p>
      <text:p text:style-name="P5">2.c</text:p>
      <text:p text:style-name="P12"/>
      <text:p text:style-name="P9">#include &lt;stdio.h&gt;</text:p>
      <text:p text:style-name="P9">#include &lt;string.h&gt;</text:p>
      <text:p text:style-name="P9">#include &lt;stdio_ext.h&gt;</text:p>
      <text:p text:style-name="P9">#include &lt;stdlib.h&gt;</text:p>
      <text:p text:style-name="P9">#include &lt;unistd.h&gt;</text:p>
      <text:p text:style-name="P9">#include &lt;fcntl.h&gt;</text:p>
      <text:p text:style-name="P9">#include &lt;errno.h&gt;</text:p>
      <text:p text:style-name="P9">#include &lt;sys/stat.h&gt;</text:p>
      <text:p text:style-name="P9"/>
      <text:p text:style-name="P9">#define MAX_SIZE 50</text:p>
      <text:p text:style-name="P9">#define FILENAME_LIMIT 255</text:p>
      <text:p text:style-name="P9"/>
      <text:p text:style-name="P9">void clear(char *str){</text:p>
      <text:p text:style-name="P9"><text:tab/>for(int i = 0; ;++i){</text:p>
      <text:p text:style-name="P9"><text:tab/><text:tab/>if(str[i] == '\n'){</text:p>
      <text:p text:style-name="P9"><text:tab/><text:tab/><text:tab/>str[i] = '\0';</text:p>
      <text:p text:style-name="P9"><text:tab/><text:tab/><text:tab/>break;</text:p>
      <text:p text:style-name="P9"><text:tab/><text:tab/>}</text:p>
      <text:p text:style-name="P9"><text:tab/><text:tab/>str[i] = '\0';</text:p>
      <text:p text:style-name="P9"><text:tab/>}</text:p>
      <text:p text:style-name="P9">}</text:p>
      <text:p text:style-name="P9"/>
      <text:p text:style-name="P9">int main(){</text:p>
      <text:p text:style-name="P9"><text:tab/>int pipe1[2], pipe2[2], f1, f2;</text:p>
      <text:p text:style-name="P9"><text:tab/>if(pipe(pipe1)&lt;0 || pipe(pipe2)&lt;0){</text:p>
      <text:p text:style-name="P9"><text:tab/><text:tab/>perror("Pipe error");</text:p>
      <text:p text:style-name="P9"><text:tab/><text:tab/>exit(errno);</text:p>
      <text:p text:style-name="P9"><text:tab/>}</text:p>
      <text:p text:style-name="P9"/>
      <text:p text:style-name="P9"><text:tab/>char *name1 = malloc(sizeof(char) * (FILENAME_LIMIT + 1));</text:p>
      <text:p text:style-name="P9"><text:tab/>char *name2 = malloc(sizeof(char) * (FILENAME_LIMIT + 1));</text:p>
      <text:p text:style-name="P9"/>
      <text:p text:style-name="P9"><text:tab/>printf("Input first filename:\n");</text:p>
      <text:p text:style-name="P9"><text:tab/>scanf("%s",name1);</text:p>
      <text:p text:style-name="P9"><text:tab/>printf("Input second filename:\n");</text:p>
      <text:p text:style-name="P9"><text:tab/>scanf("%s",name2);</text:p>
      <text:p text:style-name="P9"><text:soft-page-break/></text:p>
      <text:p text:style-name="P9"><text:tab/>f1 = open(name1, O_CREAT|O_RDWR|O_TRUNC, S_IREAD|S_IWRITE);</text:p>
      <text:p text:style-name="P9"><text:tab/>if(f1 == -1){</text:p>
      <text:p text:style-name="P9"><text:tab/><text:tab/>perror("Error creating file!\n");</text:p>
      <text:p text:style-name="P9"><text:tab/><text:tab/>exit(errno);</text:p>
      <text:p text:style-name="P9"><text:tab/>}</text:p>
      <text:p text:style-name="P9"/>
      <text:p text:style-name="P9"><text:tab/>f2 = open(name2, O_CREAT|O_RDWR|O_TRUNC, S_IREAD|S_IWRITE);</text:p>
      <text:p text:style-name="P9"><text:tab/>if(f2 == -1){</text:p>
      <text:p text:style-name="P9"><text:tab/><text:tab/>perror("Error creating file!\n");</text:p>
      <text:p text:style-name="P9"><text:tab/><text:tab/>exit(errno);</text:p>
      <text:p text:style-name="P9"><text:tab/>}</text:p>
      <text:p text:style-name="P9"/>
      <text:p text:style-name="P9"><text:tab/>free(name1);</text:p>
      <text:p text:style-name="P9"><text:tab/>free(name2);</text:p>
      <text:p text:style-name="P9"><text:tab/></text:p>
      <text:p text:style-name="P9"><text:tab/>int child1 = fork(), child2;</text:p>
      <text:p text:style-name="P9"/>
      <text:p text:style-name="P9"><text:tab/>if (child1 &lt; 0){</text:p>
      <text:p text:style-name="P9"><text:tab/><text:tab/>perror("Fork error");</text:p>
      <text:p text:style-name="P9"><text:tab/><text:tab/>exit(1);</text:p>
      <text:p text:style-name="P9"><text:tab/>}else if(child1 &gt;= 0){</text:p>
      <text:p text:style-name="P9"><text:tab/><text:tab/>child2 = fork();</text:p>
      <text:p text:style-name="P9"><text:tab/><text:tab/>if(child2 &lt; 0){</text:p>
      <text:p text:style-name="P9"><text:tab/><text:tab/><text:tab/>perror("Fork error");</text:p>
      <text:p text:style-name="P9"><text:tab/><text:tab/><text:tab/>exit(errno);</text:p>
      <text:p text:style-name="P9"><text:tab/><text:tab/>}</text:p>
      <text:p text:style-name="P9"><text:tab/><text:tab/>else if (child1 &gt; 0 &amp;&amp; child2 &gt; 0){ </text:p>
      <text:p text:style-name="P9"><text:tab/><text:tab/><text:tab/>printf("It's a parent, child1 id: [%d], child2 id: [%d]\n",child1,child2);</text:p>
      <text:p text:style-name="P9"><text:tab/><text:tab/><text:tab/>int len = 0;</text:p>
      <text:p text:style-name="P9"><text:tab/><text:tab/><text:tab/>int cap = 1;</text:p>
      <text:p text:style-name="P9"><text:tab/><text:tab/><text:tab/>char *str = (char*) malloc(cap * sizeof(char));</text:p>
      <text:p text:style-name="P9"><text:tab/><text:tab/><text:tab/>printf("Input strings:\n");</text:p>
      <text:p text:style-name="P9"><text:tab/><text:tab/><text:tab/>__fpurge(stdin);</text:p>
      <text:p text:style-name="P9"><text:tab/><text:tab/><text:tab/>char c = ' ';</text:p>
      <text:p text:style-name="P9"><text:tab/><text:tab/><text:tab/>while (c != EOF) {</text:p>
      <text:p text:style-name="P9"><text:tab/><text:tab/><text:tab/><text:tab/>c = getchar();</text:p>
      <text:p text:style-name="P9"><text:tab/><text:tab/><text:tab/><text:tab/>str[(len)++] = c;</text:p>
      <text:p text:style-name="P9"><text:tab/><text:tab/><text:tab/><text:tab/>if (len &gt;= cap) {</text:p>
      <text:p text:style-name="P9"><text:tab/><text:tab/><text:tab/><text:tab/>cap *= 2;</text:p>
      <text:p text:style-name="P9"><text:tab/><text:tab/><text:tab/><text:tab/>str = (char*) realloc(str, cap * sizeof(char));</text:p>
      <text:p text:style-name="P9"><text:tab/><text:tab/><text:tab/><text:tab/>}</text:p>
      <text:p text:style-name="P9"><text:tab/><text:tab/><text:tab/>}</text:p>
      <text:p text:style-name="P9"><text:tab/><text:tab/><text:tab/>str[len] = '\0';</text:p>
      <text:p text:style-name="P9"><text:tab/><text:tab/><text:tab/>close(pipe1[0]);</text:p>
      <text:p text:style-name="P9"><text:tab/><text:tab/><text:tab/>close(pipe2[0]);</text:p>
      <text:p text:style-name="P9"/>
      <text:p text:style-name="P9"><text:tab/><text:tab/><text:tab/>char *strtmp = (char*) malloc(len * sizeof(char));</text:p>
      <text:p text:style-name="P9"><text:tab/><text:tab/><text:tab/>char *str1 = (char*) malloc(len * sizeof(char));</text:p>
      <text:p text:style-name="P9"><text:tab/><text:tab/><text:tab/>char *str2 = (char*) malloc(len * sizeof(char));</text:p>
      <text:p text:style-name="P9"><text:soft-page-break/></text:p>
      <text:p text:style-name="P9"><text:tab/><text:tab/><text:tab/>for(int k = 0, i = 0; str[i]!='\0'; ++i, ++k){</text:p>
      <text:p text:style-name="P9"><text:tab/><text:tab/><text:tab/><text:tab/>strtmp[k] = str[i];</text:p>
      <text:p text:style-name="P9"><text:tab/><text:tab/><text:tab/><text:tab/>if(str[i] == '\n'){</text:p>
      <text:p text:style-name="P9"><text:tab/><text:tab/><text:tab/><text:tab/><text:tab/>if(strlen(strtmp) &lt;= 10){</text:p>
      <text:p text:style-name="P9"><text:tab/><text:tab/><text:tab/><text:tab/><text:tab/><text:tab/>strcat(str1, strtmp);</text:p>
      <text:p text:style-name="P9"><text:tab/><text:tab/><text:tab/><text:tab/><text:tab/><text:tab/>clear(strtmp);</text:p>
      <text:p text:style-name="P9"><text:tab/><text:tab/><text:tab/><text:tab/><text:tab/><text:tab/>k=-1;</text:p>
      <text:p text:style-name="P9"><text:tab/><text:tab/><text:tab/><text:tab/><text:tab/>}else{</text:p>
      <text:p text:style-name="P9"><text:tab/><text:tab/><text:tab/><text:tab/><text:tab/><text:tab/>strcat(str2, strtmp);</text:p>
      <text:p text:style-name="P9"><text:tab/><text:tab/><text:tab/><text:tab/><text:tab/><text:tab/>clear(strtmp);</text:p>
      <text:p text:style-name="P9"><text:tab/><text:tab/><text:tab/><text:tab/><text:tab/><text:tab/>k=-1;</text:p>
      <text:p text:style-name="P9"><text:tab/><text:tab/><text:tab/><text:tab/><text:tab/>}</text:p>
      <text:p text:style-name="P9"><text:tab/><text:tab/><text:tab/><text:tab/>}</text:p>
      <text:p text:style-name="P9"><text:tab/><text:tab/><text:tab/>}</text:p>
      <text:p text:style-name="P9"><text:tab/><text:tab/><text:tab/>write(pipe1[1], str1, strlen(str1) + 1);</text:p>
      <text:p text:style-name="P9"><text:tab/><text:tab/><text:tab/>write(pipe2[1], str2, strlen(str2) + 1);</text:p>
      <text:p text:style-name="P9"><text:tab/><text:tab/><text:tab/>free(str);</text:p>
      <text:p text:style-name="P9"><text:tab/><text:tab/><text:tab/>free(strtmp);</text:p>
      <text:p text:style-name="P9"><text:tab/><text:tab/><text:tab/>free(str1);</text:p>
      <text:p text:style-name="P9"><text:tab/><text:tab/><text:tab/>free(str2);</text:p>
      <text:p text:style-name="P9"><text:tab/><text:tab/><text:tab/>close(pipe1[1]);</text:p>
      <text:p text:style-name="P9"><text:tab/><text:tab/><text:tab/>close(pipe2[1]);</text:p>
      <text:p text:style-name="P9"><text:tab/><text:tab/>} else if(!child1 &amp;&amp; child2){</text:p>
      <text:p text:style-name="P9"><text:tab/><text:tab/><text:tab/>dup2(pipe1[0],0);</text:p>
      <text:p text:style-name="P9"><text:tab/><text:tab/><text:tab/>dup2(f1, 1);</text:p>
      <text:p text:style-name="P9"><text:tab/><text:tab/><text:tab/>close(f1);</text:p>
      <text:p text:style-name="P9"><text:tab/><text:tab/><text:tab/>close(f2);</text:p>
      <text:p text:style-name="P9"><text:tab/><text:tab/><text:tab/>close(pipe1[0]);</text:p>
      <text:p text:style-name="P9"><text:tab/><text:tab/><text:tab/>close(pipe1[1]);</text:p>
      <text:p text:style-name="P9"><text:tab/><text:tab/><text:tab/>execl("child", "child", NULL);</text:p>
      <text:p text:style-name="P9"><text:tab/><text:tab/>} else if(child1 &amp;&amp; !child2){</text:p>
      <text:p text:style-name="P9"><text:tab/><text:tab/><text:tab/>dup2(pipe2[0],0);</text:p>
      <text:p text:style-name="P9"><text:tab/><text:tab/><text:tab/>dup2(f2, 1);</text:p>
      <text:p text:style-name="P9"><text:tab/><text:tab/><text:tab/>close(f1);</text:p>
      <text:p text:style-name="P9"><text:tab/><text:tab/><text:tab/>close(f2);</text:p>
      <text:p text:style-name="P9"><text:tab/><text:tab/><text:tab/>close(pipe2[0]);</text:p>
      <text:p text:style-name="P9"><text:tab/><text:tab/><text:tab/>close(pipe2[1]);</text:p>
      <text:p text:style-name="P9"><text:tab/><text:tab/><text:tab/>execl("child", "child", NULL);</text:p>
      <text:p text:style-name="P9"><text:tab/><text:tab/>}</text:p>
      <text:p text:style-name="P9"><text:tab/>}</text:p>
      <text:p text:style-name="P9"><text:tab/>return 0;</text:p>
      <text:p text:style-name="P9">}</text:p>
      <text:p text:style-name="P5"/>
      <text:p text:style-name="P5">child.c</text:p>
      <text:p text:style-name="P10"/>
      <text:p text:style-name="P10">#include &lt;string.h&gt;</text:p>
      <text:p text:style-name="P10">#include &lt;stdio.h&gt;</text:p>
      <text:p text:style-name="P10">#include &lt;unistd.h&gt;</text:p>
      <text:p text:style-name="P10">#include &lt;stdlib.h&gt;</text:p>
      <text:p text:style-name="P10"/>
      <text:p text:style-name="P10"><text:soft-page-break/>#define MAX_SIZE 512</text:p>
      <text:p text:style-name="P10"/>
      <text:p text:style-name="P10">int is_vowel(char c){</text:p>
      <text:p text:style-name="P10"><text:tab/>if (c=='a' || c=='A' || c=='e' || c=='E' || c=='i' || c=='I' ||</text:p>
      <text:p text:style-name="P10"><text:tab/><text:tab/>c=='o' || c=='O' || c=='u' || c=='U' || c=='y' || c=='Y')</text:p>
      <text:p text:style-name="P10"><text:tab/><text:tab/>return 1;</text:p>
      <text:p text:style-name="P10"><text:tab/>return 0;</text:p>
      <text:p text:style-name="P10">}</text:p>
      <text:p text:style-name="P10"/>
      <text:p text:style-name="P10">void del_vowel(char *str, char *res, int l){</text:p>
      <text:p text:style-name="P10"><text:tab/>for(int i=0, k=0; i &lt; l; ++i){</text:p>
      <text:p text:style-name="P10"><text:tab/><text:tab/>if(is_vowel(str[i])){</text:p>
      <text:p text:style-name="P10"><text:tab/><text:tab/><text:tab/>continue;</text:p>
      <text:p text:style-name="P10"><text:tab/><text:tab/>}</text:p>
      <text:p text:style-name="P10"><text:tab/><text:tab/>res[k] = str[i];</text:p>
      <text:p text:style-name="P10"><text:tab/><text:tab/>++k;</text:p>
      <text:p text:style-name="P10"><text:tab/>}</text:p>
      <text:p text:style-name="P10">}</text:p>
      <text:p text:style-name="P10"/>
      <text:p text:style-name="P10">int main(){</text:p>
      <text:p text:style-name="P10"><text:tab/>char str[MAX_SIZE];</text:p>
      <text:p text:style-name="P10"><text:tab/>read(0, str, MAX_SIZE);</text:p>
      <text:p text:style-name="P10"><text:tab/>int l = strlen(str);</text:p>
      <text:p text:style-name="P10"><text:tab/>char *res = (char*) malloc(sizeof(char) * l);</text:p>
      <text:p text:style-name="P10"><text:tab/>del_vowel(str, res, l);</text:p>
      <text:p text:style-name="P10"><text:tab/>write(1, res, strlen(res) + 1);</text:p>
      <text:p text:style-name="P10"><text:tab/>free(res);</text:p>
      <text:p text:style-name="P10"><text:tab/>return 0;</text:p>
      <text:p text:style-name="P10">}</text:p>
      <text:p text:style-name="P5"/>
      <text:p text:style-name="P6">Strace</text:p>
      <text:p text:style-name="P6"/>
      <text:p text:style-name="P11">execve("./2", ["./2"], 0x7ffee15e41d0 /* 51 vars */) = 0</text:p>
      <text:p text:style-name="P11">brk(NULL) <text:s text:c="30"/>= 0x559a98c72000</text:p>
      <text:p text:style-name="P11">arch_prctl(0x3001 /* ARCH_??? */, 0x7fff7be18280) = -1 EINVAL (Недопустимый аргумент)</text:p>
      <text:p text:style-name="P11">access("/etc/ld.so.preload", R_OK) <text:s text:c="5"/>= -1 ENOENT (Нет такого файла или каталога)</text:p>
      <text:p text:style-name="P11">openat(AT_FDCWD, "/etc/ld.so.cache", O_RDONLY|O_CLOEXEC) = 3</text:p>
      <text:p text:style-name="P11">fstat(3, {st_mode=S_IFREG|0644, st_size=70514, ...}) = 0</text:p>
      <text:p text:style-name="P11">mmap(NULL, 70514, PROT_READ, MAP_PRIVATE, 3, 0) = 0x7f17795df000</text:p>
      <text:p text:style-name="P11">close(3) <text:s text:c="31"/>= 0</text:p>
      <text:p text:style-name="P11">openat(AT_FDCWD, "/lib/x86_64-linux-gnu/libc.so.6", O_RDONLY|O_CLOEXEC) = 3</text:p>
      <text:p text:style-name="P11">read(3, "\177ELF\2\1\1\3\0\0\0\0\0\0\0\0\3\0&gt;\0\1\0\0\0\360q\2\0\0\0\0\0"..., 832) = 832</text:p>
      <text:p text:style-name="P11">pread64(3, "\6\0\0\0\4\0\0\0@\0\0\0\0\0\0\0@\0\0\0\0\0\0\0@\0\0\0\0\0\0\0"..., 784, 64) = 784</text:p>
      <text:p text:style-name="P11">pread64(3, "\4\0\0\0\20\0\0\0\5\0\0\0GNU\0\2\0\0\300\4\0\0\0\3\0\0\0\0\0\0\0", 32, 848) = 32</text:p>
      <text:p text:style-name="P11">pread64(3, "\4\0\0\0\24\0\0\0\3\0\0\0GNU\0\363\377?\332\200\270\27\304d\245n\355Y\377\t\334"..., 68, 880) = 68</text:p>
      <text:p text:style-name="P11"><text:soft-page-break/>fstat(3, {st_mode=S_IFREG|0755, st_size=2029224, ...}) = 0</text:p>
      <text:p text:style-name="P11">mmap(NULL, 8192, PROT_READ|PROT_WRITE, MAP_PRIVATE|MAP_ANONYMOUS, -1, 0) = 0x7f17795dd000</text:p>
      <text:p text:style-name="P11">pread64(3, "\6\0\0\0\4\0\0\0@\0\0\0\0\0\0\0@\0\0\0\0\0\0\0@\0\0\0\0\0\0\0"..., 784, 64) = 784</text:p>
      <text:p text:style-name="P11">pread64(3, "\4\0\0\0\20\0\0\0\5\0\0\0GNU\0\2\0\0\300\4\0\0\0\3\0\0\0\0\0\0\0", 32, 848) = 32</text:p>
      <text:p text:style-name="P11">pread64(3, "\4\0\0\0\24\0\0\0\3\0\0\0GNU\0\363\377?\332\200\270\27\304d\245n\355Y\377\t\334"..., 68, 880) = 68</text:p>
      <text:p text:style-name="P11">mmap(NULL, 2036952, PROT_READ, MAP_PRIVATE|MAP_DENYWRITE, 3, 0) = 0x7f17793eb000</text:p>
      <text:p text:style-name="P11">mprotect(0x7f1779410000, 1847296, PROT_NONE) = 0</text:p>
      <text:p text:style-name="P11">mmap(0x7f1779410000, 1540096, PROT_READ|PROT_EXEC, MAP_PRIVATE|MAP_FIXED|MAP_DENYWRITE, 3, 0x25000) = 0x7f1779410000</text:p>
      <text:p text:style-name="P11">mmap(0x7f1779588000, 303104, PROT_READ, MAP_PRIVATE|MAP_FIXED|MAP_DENYWRITE, 3, 0x19d000) = 0x7f1779588000</text:p>
      <text:p text:style-name="P11">mmap(0x7f17795d3000, 24576, PROT_READ|PROT_WRITE, MAP_PRIVATE|MAP_FIXED|MAP_DENYWRITE, 3, 0x1e7000) = 0x7f17795d3000</text:p>
      <text:p text:style-name="P11">mmap(0x7f17795d9000, 13528, PROT_READ|PROT_WRITE, MAP_PRIVATE|MAP_FIXED|MAP_ANONYMOUS, -1, 0) = 0x7f17795d9000</text:p>
      <text:p text:style-name="P11">close(3) <text:s text:c="31"/>= 0</text:p>
      <text:p text:style-name="P11">arch_prctl(ARCH_SET_FS, 0x7f17795de540) = 0</text:p>
      <text:p text:style-name="P11">mprotect(0x7f17795d3000, 12288, PROT_READ) = 0</text:p>
      <text:p text:style-name="P11">mprotect(0x559a97a90000, 4096, PROT_READ) = 0</text:p>
      <text:p text:style-name="P11">mprotect(0x7f177961e000, 4096, PROT_READ) = 0</text:p>
      <text:p text:style-name="P11">munmap(0x7f17795df000, 70514) <text:s text:c="10"/>= 0</text:p>
      <text:p text:style-name="P11">pipe([3, 4]) <text:s text:c="27"/>= 0</text:p>
      <text:p text:style-name="P11">pipe([5, 6]) <text:s text:c="27"/>= 0</text:p>
      <text:p text:style-name="P11">brk(NULL) <text:s text:c="30"/>= 0x559a98c72000</text:p>
      <text:p text:style-name="P11">brk(0x559a98c93000) <text:s text:c="20"/>= 0x559a98c93000</text:p>
      <text:p text:style-name="P11">fstat(1, {st_mode=S_IFCHR|0620, st_rdev=makedev(0x88, 0x1), ...}) = 0</text:p>
      <text:p text:style-name="P11">write(1, "Input first filename:\n", 22Input first filename:</text:p>
      <text:p text:style-name="P11">) = 22</text:p>
      <text:p text:style-name="P11">fstat(0, {st_mode=S_IFCHR|0620, st_rdev=makedev(0x88, 0x1), ...}) = 0</text:p>
      <text:p text:style-name="P11">read(0, file1</text:p>
      <text:p text:style-name="P11">"file1\n", 1024) <text:s text:c="15"/>= 6</text:p>
      <text:p text:style-name="P11">write(1, "Input second filename:\n", 23Input second filename:</text:p>
      <text:p text:style-name="P11">) = 23</text:p>
      <text:p text:style-name="P11">read(0, file2</text:p>
      <text:p text:style-name="P11">"file2\n", 1024) <text:s text:c="15"/>= 6</text:p>
      <text:p text:style-name="P11">openat(AT_FDCWD, "file1", O_RDWR|O_CREAT|O_TRUNC, 0600) = 7</text:p>
      <text:p text:style-name="P11">openat(AT_FDCWD, "file2", O_RDWR|O_CREAT|O_TRUNC, 0600) = 8</text:p>
      <text:p text:style-name="P11">clone(child_stack=NULL, flags=CLONE_CHILD_CLEARTID|CLONE_CHILD_SETTID|SIGCHLD, child_tidptr=0x7f17795de810) = 11191</text:p>
      <text:p text:style-name="P11">clone(child_stack=NULL, flags=CLONE_CHILD_CLEARTID|CLONE_CHILD_SETTID|SIGCHLD, child_tidptr=0x7f17795de810) = 11193</text:p>
      <text:p text:style-name="P11">write(1, "It's a parent, child1 id: [11191"..., 54It's a parent, child1 id: [11191], child2 id: [11193]</text:p>
      <text:p text:style-name="P11">) = 54</text:p>
      <text:p text:style-name="P11">write(1, "Input strings:\n", 15Input strings:</text:p>
      <text:p text:style-name="P11">) <text:s text:c="7"/>= 15</text:p>
      <text:p text:style-name="P11">read(0, qwe <text:s text:c="3"/></text:p>
      <text:p text:style-name="P11"><text:soft-page-break/>"qwe\n", 1024) <text:s text:c="17"/>= 4</text:p>
      <text:p text:style-name="P11">read(0, werewtt</text:p>
      <text:p text:style-name="P11">"werewtt\n", 1024) <text:s text:c="13"/>= 8</text:p>
      <text:p text:style-name="P11">read(0, wetc</text:p>
      <text:p text:style-name="P11">"wetc\n", 1024) <text:s text:c="16"/>= 5</text:p>
      <text:p text:style-name="P11">read(0, rtcgor</text:p>
      <text:p text:style-name="P11">"rtcgor\n", 1024) <text:s text:c="14"/>= 7</text:p>
      <text:p text:style-name="P11">read(0, qwerttyuioa</text:p>
      <text:p text:style-name="P11">"qwerttyuioa\n", 1024) <text:s text:c="9"/>= 12</text:p>
      <text:p text:style-name="P11">read(0, "", 1024) <text:s text:c="22"/>= 0</text:p>
      <text:p text:style-name="P11">close(3) <text:s text:c="31"/>= 0</text:p>
      <text:p text:style-name="P11">close(5) <text:s text:c="31"/>= 0</text:p>
      <text:p text:style-name="P11">write(4, "qwe\nwerewtt\nwetc\nrtcgor\n\0", 25) = 25</text:p>
      <text:p text:style-name="P11">write(6, "qwerttyuioa\n\0", 13) <text:s text:c="8"/>= 13</text:p>
      <text:p text:style-name="P11">close(4) <text:s text:c="31"/>= 0</text:p>
      <text:p text:style-name="P11">close(6) <text:s text:c="31"/>= 0</text:p>
      <text:p text:style-name="P11">--- SIGCHLD {si_signo=SIGCHLD, si_code=CLD_EXITED, si_pid=11191, si_uid=1000, si_status=0, si_utime=0, si_stime=0} ---</text:p>
      <text:p text:style-name="P11">exit_group(0) <text:s text:c="26"/>= ?</text:p>
      <text:p text:style-name="P11">+++ exited with 0 +++</text:p>
      <text:p text:style-name="P11"/>
      <text:p text:style-name="P15">Вывод</text:p>
      <text:p text:style-name="P15"/>
      <text:p text:style-name="P7"><text:span text:style-name="T17">П</text:span>онять смысл и пользу использования процессов оказалось не сложно. Создание нескольких дочерних процессов позволяет придать программе сложную структуру, а с помощью pip<text:span text:style-name="T14">e</text:span> эти процессы легко связываются (даже если представляются разными программами (exec<text:span text:style-name="T18">l</text:span>)). </text:p>
      <text:p text:style-name="P7"><text:s text:c="2"/></text:p>
      <text:p text:style-name="P8">В данной лабораторной работе пришлось использовать перенаправление ввода/вывода. Дочерняя программа вместо стандартного ввода получала строки от дескриптора. Вывод также перенаправлялся в созданные в родительской программе файлы.</text:p>
      <text:p text:style-name="P8"/>
      <text:p text:style-name="P8">В целом, было довольно интересно разбираться с взаимодействием двух разных программ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17:01:14.932156495</meta:creation-date>
    <dc:date>2021-04-21T23:12:18.797184242</dc:date>
    <meta:editing-duration>PT22M47S</meta:editing-duration>
    <meta:editing-cycles>10</meta:editing-cycles>
    <meta:generator>LibreOffice/6.4.6.2$Linux_X86_64 LibreOffice_project/40$Build-2</meta:generator>
    <meta:document-statistic meta:table-count="1" meta:image-count="0" meta:object-count="0" meta:page-count="8" meta:paragraph-count="302" meta:word-count="1148" meta:character-count="9927" meta:non-whitespace-character-count="8247"/>
  </office:meta>
</office:document-meta>
</file>